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04192" officeooo:paragraph-rsid="00104192" style:font-weight-asian="bold" style:font-weight-complex="bold"/>
    </style:style>
    <style:style style:name="P2" style:family="paragraph" style:parent-style-name="Standard">
      <style:text-properties fo:color="#000000" fo:font-weight="bold" officeooo:rsid="00120988" officeooo:paragraph-rsid="00120988" style:font-weight-asian="bold" style:font-weight-complex="bold"/>
    </style:style>
    <style:style style:name="P3" style:family="paragraph" style:parent-style-name="Standard">
      <style:text-properties officeooo:rsid="00156441" officeooo:paragraph-rsid="00156441"/>
    </style:style>
    <style:style style:name="P4" style:family="paragraph" style:parent-style-name="Table_20_Contents">
      <style:paragraph-properties fo:text-align="center" style:justify-single-word="false"/>
      <style:text-properties officeooo:paragraph-rsid="00104192"/>
    </style:style>
    <style:style style:name="P5" style:family="paragraph" style:parent-style-name="Standard" style:list-style-name="L1">
      <style:text-properties officeooo:rsid="00156441" officeooo:paragraph-rsid="00156441"/>
    </style:style>
    <style:style style:name="P6" style:family="paragraph" style:parent-style-name="Standard" style:list-style-name="L1">
      <style:text-properties fo:color="#000000" officeooo:rsid="00120988" officeooo:paragraph-rsid="00156441"/>
    </style:style>
    <style:style style:name="P7" style:family="paragraph" style:parent-style-name="Standard" style:list-style-name="L2">
      <style:text-properties officeooo:paragraph-rsid="00129606"/>
    </style:style>
    <style:style style:name="P8" style:family="paragraph" style:parent-style-name="Standard" style:list-style-name="L2">
      <style:text-properties officeooo:rsid="001681df" officeooo:paragraph-rsid="0016f31a"/>
    </style:style>
    <style:style style:name="P9" style:family="paragraph" style:parent-style-name="Standard">
      <style:text-properties officeooo:rsid="001681df" officeooo:paragraph-rsid="0016f31a"/>
    </style:style>
    <style:style style:name="P10" style:family="paragraph" style:parent-style-name="Standard">
      <style:text-properties officeooo:rsid="0016f31a" officeooo:paragraph-rsid="0016f31a"/>
    </style:style>
    <style:style style:name="P11" style:family="paragraph" style:parent-style-name="Standard">
      <style:text-properties fo:font-weight="bold" officeooo:rsid="0016f31a" officeooo:paragraph-rsid="0016f31a" style:font-weight-asian="bold" style:font-weight-complex="bold"/>
    </style:style>
    <style:style style:name="P12" style:family="paragraph" style:parent-style-name="Table_20_Contents" style:master-page-name="Standard">
      <style:paragraph-properties fo:text-align="center" style:justify-single-word="false" style:page-number="auto"/>
      <style:text-properties officeooo:paragraph-rsid="00104192"/>
    </style:style>
    <style:style style:name="P13" style:family="paragraph" style:parent-style-name="Heading_20_1" style:list-style-name="WWNum1">
      <style:paragraph-properties fo:text-align="center" style:justify-single-word="false"/>
      <style:text-properties officeooo:paragraph-rsid="00104192"/>
    </style:style>
    <style:style style:name="P14" style:family="paragraph" style:parent-style-name="Heading_20_1" style:list-style-name="WWNum1">
      <style:paragraph-properties fo:text-align="start" style:justify-single-word="false"/>
      <style:text-properties style:font-name="Liberation Serif" fo:font-size="14pt" officeooo:paragraph-rsid="00104192" style:font-size-asian="14pt" style:font-size-complex="14pt"/>
    </style:style>
    <style:style style:name="P15" style:family="paragraph" style:parent-style-name="Heading_20_1" style:list-style-name="WWNum1">
      <style:paragraph-properties fo:text-align="start" style:justify-single-word="false"/>
      <style:text-properties officeooo:rsid="000bcffd" officeooo:paragraph-rsid="00104192"/>
    </style:style>
    <style:style style:name="T1" style:family="text">
      <style:text-properties style:font-name="Liberation Serif"/>
    </style:style>
    <style:style style:name="T2" style:family="text">
      <style:text-properties style:font-name="Liberation Serif" officeooo:rsid="00104192"/>
    </style:style>
    <style:style style:name="T3" style:family="text">
      <style:text-properties fo:color="#000000" officeooo:rsid="001681df"/>
    </style:style>
    <style:style style:name="T4" style:family="text">
      <style:text-properties fo:font-weight="bold" style:font-weight-asian="bold" style:font-weight-complex="bold"/>
    </style:style>
    <style:style style:name="T5" style:family="text">
      <style:text-properties officeooo:rsid="00129606"/>
    </style:style>
    <style:style style:name="T6" style:family="text">
      <style:text-properties officeooo:rsid="001681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té des Sciences et de la Technologie d'Oran – MB</text:p>
      <text:p text:style-name="P4">Faculté de Génie Électrique </text:p>
      <text:p text:style-name="P4">Département d'Électronique</text:p>
      <text:p text:style-name="P4"/>
      <text:list xml:id="list2871544853" text:style-name="WWNum1">
        <text:list-item>
          <text:h text:style-name="P13" text:outline-level="1"><text:span text:style-name="T1">Test de TP </text:span><text:span text:style-name="T2">Java</text:span></text:h>
        </text:list-item>
        <text:list-item>
          <text:h text:style-name="P14" text:outline-level="1">Nom &amp; prénom</text:h>
        </text:list-item>
        <text:list-item>
          <text:h text:style-name="P15" text:outline-level="1"/>
        </text:list-item>
      </text:list>
      <text:p text:style-name="P1">Partie 1</text:p>
      <text:p text:style-name="P3">On voudrait modéliser les Wilayas (algériennes entre autres) et les Capitales des pays. Une wilaya est représentée par son nom, son numéro, sa superficie, son pays et le nom de son Wali. Une capitale est d’abord une wilaya, et qui dispose en plus du nom de chef de l’état et du palais.</text:p>
      <text:list xml:id="list2621687153" text:style-name="L1">
        <text:list-item>
          <text:p text:style-name="P5">Définir les classes Wilaya et Capitale ainsi que les différents setters/getters et constructeurs.</text:p>
        </text:list-item>
        <text:list-item>
          <text:p text:style-name="P5">Définir dans les deux classes la méthode <text:span text:style-name="T4">String toString()</text:span> qui permet de retourner les caractéristiques d’une wilaya ou d’une capitale.</text:p>
        </text:list-item>
        <text:list-item>
          <text:p text:style-name="P5">Décrire brièvement les méthodes <text:span text:style-name="T4">String toString()</text:span> et les constructeurs des classes</text:p>
          <text:list>
            <text:list-item>
              <text:p text:style-name="P5"><text:s/></text:p>
            </text:list-item>
            <text:list-item>
              <text:p text:style-name="P5"><text:s/></text:p>
            </text:list-item>
            <text:list-item>
              <text:p text:style-name="P6"/>
            </text:list-item>
          </text:list>
        </text:list-item>
      </text:list>
      <text:p text:style-name="P2"/>
      <text:p text:style-name="P2">Partie 2</text:p>
      <text:list xml:id="list1026190539" text:style-name="L2">
        <text:list-item>
          <text:p text:style-name="P7"><text:span text:style-name="T3">Définir une classe Pays qui est caractérisée par un nom, une langue, une religion, une capitale et un ensemble de wilayas. Utiliser les classes précédemment définies.</text:span><text:span text:style-name="T5"> </text:span></text:p>
        </text:list-item>
        <text:list-item>
          <text:p text:style-name="P8">Modéliser la relations bidirectionnelles : un pays possède une capitale et une capitale possède un seul pays</text:p>
        </text:list-item>
      </text:list>
      <text:p text:style-name="P9"/>
      <text:p text:style-name="P11">Partie 3</text:p>
      <text:p text:style-name="P10"><text:span text:style-name="T6">Tester les trois classes en créant le pays Algérie, les wilayas Oran et Mostaganem et la capitale Alger (les informations internes comme la superficie et les noms des walis peuvent être aléatoire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9:10:13.868601773</meta:creation-date>
    <dc:date>2020-01-26T09:08:49.109235052</dc:date>
    <meta:editing-duration>PT3H14M20S</meta:editing-duration>
    <meta:editing-cycles>4</meta:editing-cycles>
    <meta:generator>LibreOffice/6.0.7.3$Linux_X86_64 LibreOffice_project/00m0$Build-3</meta:generator>
    <meta:document-statistic meta:table-count="0" meta:image-count="0" meta:object-count="0" meta:page-count="1" meta:paragraph-count="18" meta:word-count="207" meta:character-count="1250" meta:non-whitespace-character-count="1061"/>
  </office:meta>
</office:document-meta>
</file>